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 CE1" svg:font-family="'Arial CE'"/>
    <style:font-face style:name="Arial CE" svg:font-family="'Arial CE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088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5.616cm"/>
    </style:style>
    <style:style style:name="co8" style:family="table-column">
      <style:table-column-properties fo:break-before="auto" style:column-width="1.834cm"/>
    </style:style>
    <style:style style:name="co9" style:family="table-column">
      <style:table-column-properties fo:break-before="auto" style:column-width="3.387cm"/>
    </style:style>
    <style:style style:name="co10" style:family="table-column">
      <style:table-column-properties fo:break-before="auto" style:column-width="4.06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PageStyle_5f_10_20_2005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1">
      <style:table-properties table:display="true" style:writing-mode="lr-tb"/>
    </style:style>
    <style:style style:name="ta4" style:family="table" style:master-page-name="PageStyle_5f_Arkusz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0.088cm solid #00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15">
      <style:table-cell-properties fo:border-bottom="0.088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15">
      <style:table-cell-properties fo:border-bottom="0.035cm solid #000000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14"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26" style:family="table-cell" style:parent-style-name="Default">
      <style:table-cell-properties style:diagonal-bl-tr="none" style:diagonal-tl-br="none" fo:border="none"/>
    </style:style>
    <style:style style:name="ce27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088cm solid #000000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 CE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 style:data-style-name="N115">
      <style:table-cell-properties fo:border-bottom="non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088cm solid #000000" fo:border-right="0.088cm solid #000000" fo:border-top="0.088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088cm solid #000000" fo:border-right="0.088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115">
      <style:table-cell-properties fo:border-bottom="none" style:diagonal-bl-tr="none" style:diagonal-tl-br="none" fo:border-left="0.088cm solid #000000" fo:border-right="0.088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0.088cm solid #000000" style:diagonal-bl-tr="none" style:diagonal-tl-br="none" fo:border-left="0.088cm solid #000000" fo:border-right="0.088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088cm solid #0000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115">
      <style:table-cell-properties fo:border-bottom="none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17"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15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15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1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116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15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15">
      <style:table-cell-properties fo:border-bottom="0.088cm solid #0000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15">
      <style:table-cell-properties fo:border-bottom="0.035cm solid #0000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11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17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1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115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115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15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15"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1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1"/>
    <style:style style:name="ce78" style:family="table-cell" style:parent-style-name="Default" style:data-style-name="N1"/>
    <style:style style:name="ce79" style:family="table-cell" style:parent-style-name="Default" style:data-style-name="N10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4"/>
    <style:style style:name="ce81" style:family="table-cell" style:parent-style-name="Default"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4"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0"/>
    <style:style style:name="ce84" style:family="table-cell" style:parent-style-name="Default" style:data-style-name="N2"/>
    <style:style style:name="ce85" style:family="table-cell" style:parent-style-name="Default" style:data-style-name="N114"/>
  </office:automatic-styles>
  <office:body>
    <office:spreadsheet>
      <table:calculation-settings table:case-sensitive="false" table:automatic-find-labels="false" table:use-regular-expressions="false"/>
      <table:table table:name="10 2005" table:style-name="ta1" table:print="false">
        <table:table-column table:style-name="co1" table:default-cell-style-name="ce3"/>
        <table:table-column table:style-name="co1" table:default-cell-style-name="ce12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5" table:default-cell-style-name="ce9"/>
        <table:table-column table:style-name="co1" table:number-columns-repeated="3" table:default-cell-style-name="ce9"/>
        <table:table-column table:style-name="co6" table:number-columns-repeated="2" table:default-cell-style-name="ce9"/>
        <table:table-column table:style-name="co1" table:number-columns-repeated="242" table:default-cell-style-name="Default"/>
        <table:table-row table:style-name="ro1">
          <table:table-cell table:style-name="ce1" office:value-type="string">
            <text:p>Firma: </text:p>
          </table:table-cell>
          <table:table-cell table:style-name="ce1" table:number-columns-repeated="5"/>
          <table:table-cell table:number-columns-repeated="250"/>
        </table:table-row>
        <table:table-row table:style-name="ro1">
          <table:table-cell table:style-name="ce1" office:value-type="string">
            <text:p>Podstawowa Lista Płac za miesiąc:</text:p>
          </table:table-cell>
          <table:table-cell table:style-name="ce1" table:number-columns-repeated="2"/>
          <table:table-cell table:style-name="ce24"/>
          <table:table-cell table:style-name="ce28"/>
          <table:table-cell table:style-name="ce1"/>
          <table:table-cell table:number-columns-repeated="250"/>
        </table:table-row>
        <table:table-row table:style-name="ro1">
          <table:table-cell table:style-name="ce2" office:value-type="string">
            <text:p>Nazwisko i Imię</text:p>
          </table:table-cell>
          <table:table-cell table:style-name="ce10"/>
          <table:table-cell table:style-name="ce16" office:value-type="string">
            <text:p>Płąca zas.</text:p>
          </table:table-cell>
          <table:table-cell table:style-name="ce14"/>
          <table:table-cell table:style-name="ce29" office:value-type="string">
            <text:p>Potr.urlop.</text:p>
          </table:table-cell>
          <table:table-cell table:style-name="ce29" office:value-type="string">
            <text:p>Wynagrodz.</text:p>
          </table:table-cell>
          <table:table-cell table:style-name="ce29" office:value-type="string">
            <text:p>Ekwiwalent</text:p>
          </table:table-cell>
          <table:table-cell table:style-name="ce29" office:value-type="string">
            <text:p>Świadcz.</text:p>
          </table:table-cell>
          <table:table-cell table:style-name="ce29" office:value-type="string">
            <text:p>Przychód</text:p>
          </table:table-cell>
          <table:table-cell table:style-name="ce29" office:value-type="string">
            <text:p>Dochód </text:p>
          </table:table-cell>
          <table:table-cell table:style-name="ce29" office:value-type="string">
            <text:p>Podatek</text:p>
          </table:table-cell>
          <table:table-cell table:style-name="ce29" office:value-type="string">
            <text:p>Potr. KCH</text:p>
          </table:table-cell>
          <table:table-cell table:style-name="ce29" office:value-type="string">
            <text:p>Wynagrodz.</text:p>
          </table:table-cell>
          <table:table-cell table:style-name="ce56" office:value-type="string">
            <text:p>Wypłata</text:p>
          </table:table-cell>
          <table:table-cell table:number-columns-repeated="242"/>
        </table:table-row>
        <table:table-row table:style-name="ro1">
          <table:table-cell/>
          <table:table-cell table:style-name="ce11"/>
          <table:table-cell table:style-name="ce17" office:value-type="string">
            <text:p>Premia</text:p>
          </table:table-cell>
          <table:table-cell table:style-name="ce12"/>
          <table:table-cell table:style-name="ce30" office:value-type="string">
            <text:p>dodatków</text:p>
          </table:table-cell>
          <table:table-cell table:style-name="ce30" office:value-type="string">
            <text:p>chorobowe </text:p>
          </table:table-cell>
          <table:table-cell table:style-name="ce30"/>
          <table:table-cell table:style-name="ce30" office:value-type="string">
            <text:p>urlopowe</text:p>
          </table:table-cell>
          <table:table-cell table:style-name="ce30" office:value-type="string">
            <text:p>składka</text:p>
          </table:table-cell>
          <table:table-cell table:style-name="ce30" table:number-columns-repeated="2"/>
          <table:table-cell table:style-name="ce46" office:value-type="string">
            <text:p>z wyn.0,75%</text:p>
          </table:table-cell>
          <table:table-cell table:style-name="ce30"/>
          <table:table-cell table:style-name="ce53" office:value-type="string">
            <text:p>w naturze</text:p>
          </table:table-cell>
          <table:table-cell table:number-columns-repeated="242"/>
        </table:table-row>
        <table:table-row table:style-name="ro1">
          <table:table-cell/>
          <table:table-cell table:style-name="ce11"/>
          <table:table-cell table:style-name="ce17"/>
          <table:table-cell table:style-name="ce12"/>
          <table:table-cell table:style-name="ce30" office:value-type="string">
            <text:p>potrącenia </text:p>
          </table:table-cell>
          <table:table-cell table:style-name="ce30" office:value-type="string">
            <text:p>sred. za urlop</text:p>
          </table:table-cell>
          <table:table-cell table:style-name="ce30" office:value-type="string">
            <text:p>Dodat. Do ZUS</text:p>
          </table:table-cell>
          <table:table-cell table:style-name="ce30" office:value-type="string">
            <text:p>Przychód</text:p>
          </table:table-cell>
          <table:table-cell table:style-name="ce30" office:value-type="string">
            <text:p>Koszt. uzys.</text:p>
          </table:table-cell>
          <table:table-cell table:style-name="ce30" office:value-type="string">
            <text:p>Ulga zal.</text:p>
          </table:table-cell>
          <table:table-cell table:style-name="ce30" office:value-type="string">
            <text:p>Dodatki poza </text:p>
          </table:table-cell>
          <table:table-cell table:style-name="ce29" office:value-type="string">
            <text:p>Skł. na KCH</text:p>
          </table:table-cell>
          <table:table-cell table:style-name="ce30" office:value-type="string">
            <text:p>Potrąc.</text:p>
          </table:table-cell>
          <table:table-cell table:style-name="ce53" office:value-type="string">
            <text:p>Przelew</text:p>
          </table:table-cell>
          <table:table-cell table:number-columns-repeated="242"/>
        </table:table-row>
        <table:table-row table:style-name="ro1">
          <table:table-cell office:value-type="string">
            <text:p>Podpis</text:p>
          </table:table-cell>
          <table:table-cell table:style-name="ce11"/>
          <table:table-cell table:style-name="ce18"/>
          <table:table-cell table:style-name="ce13"/>
          <table:table-cell table:style-name="ce31" office:value-type="string">
            <text:p>chorobowe</text:p>
          </table:table-cell>
          <table:table-cell table:style-name="ce31" table:number-columns-repeated="5"/>
          <table:table-cell table:style-name="ce46" office:value-type="string">
            <text:p>ZUS i PDOF</text:p>
          </table:table-cell>
          <table:table-cell table:style-name="ce60" office:value-type="percentage" office:value="0.0775">
            <text:p>7.75%</text:p>
          </table:table-cell>
          <table:table-cell table:style-name="ce46"/>
          <table:table-cell table:style-name="ce54"/>
          <table:table-cell table:number-columns-repeated="242"/>
        </table:table-row>
        <table:table-row table:style-name="ro1">
          <table:table-cell table:style-name="ce4"/>
          <table:table-cell/>
          <table:table-cell table:style-name="ce19" office:value-type="string">
            <text:p>Pods. Skł. ZUS</text:p>
          </table:table-cell>
          <table:table-cell table:style-name="ce12"/>
          <table:table-cell table:style-name="ce32" office:value-type="string">
            <text:p>Część skł. Opłacana w imieniu pracownika</text:p>
          </table:table-cell>
          <table:table-cell table:style-name="ce27"/>
          <table:table-cell table:style-name="ce15"/>
          <table:table-cell table:style-name="ce27" office:value-type="string">
            <text:p>Część skłądki opłacana przez pracodawcę</text:p>
          </table:table-cell>
          <table:table-cell table:style-name="ce45"/>
          <table:table-cell table:style-name="ce52"/>
          <table:table-cell table:style-name="ce56" office:value-type="string">
            <text:p>FP</text:p>
          </table:table-cell>
          <table:table-cell table:style-name="ce30" office:value-type="string">
            <text:p>Należna</text:p>
          </table:table-cell>
          <table:table-cell table:style-name="ce30" office:value-type="string">
            <text:p>Sumy</text:p>
          </table:table-cell>
          <table:table-cell table:style-name="ce53" office:value-type="string">
            <text:p>Do Wypłaty</text:p>
          </table:table-cell>
          <table:table-cell table:number-columns-repeated="242"/>
        </table:table-row>
        <table:table-row table:style-name="ro1">
          <table:table-cell table:style-name="ce4"/>
          <table:table-cell/>
          <table:table-cell table:style-name="ce19" office:value-type="string">
            <text:p>Pods. Skł. KCH</text:p>
          </table:table-cell>
          <table:table-cell table:style-name="ce12"/>
          <table:table-cell table:style-name="ce33" office:value-type="string">
            <text:p>Ub. Emerytal.</text:p>
          </table:table-cell>
          <table:table-cell table:style-name="ce33" office:value-type="string">
            <text:p>Ub. Rentowe</text:p>
          </table:table-cell>
          <table:table-cell table:style-name="ce33" office:value-type="string">
            <text:p>Ub. Chorobowe</text:p>
          </table:table-cell>
          <table:table-cell table:style-name="ce33" office:value-type="string">
            <text:p>Ub. Emerytal.</text:p>
          </table:table-cell>
          <table:table-cell table:style-name="ce30" office:value-type="string">
            <text:p>Ub. Rentowe</text:p>
          </table:table-cell>
          <table:table-cell table:style-name="ce53" office:value-type="string">
            <text:p>Ub. Wypadk.</text:p>
          </table:table-cell>
          <table:table-cell table:style-name="ce53" office:value-type="string">
            <text:p>FGŚP</text:p>
          </table:table-cell>
          <table:table-cell table:style-name="ce30" office:value-type="string">
            <text:p>Pobrana</text:p>
          </table:table-cell>
          <table:table-cell table:style-name="ce30" office:value-type="string">
            <text:p>Skł. Pracow</text:p>
          </table:table-cell>
          <table:table-cell table:style-name="ce53"/>
          <table:table-cell table:number-columns-repeated="242"/>
        </table:table-row>
        <table:table-row table:style-name="ro1">
          <table:table-cell table:style-name="ce5" office:value-type="string">
            <text:p>Lp.</text:p>
          </table:table-cell>
          <table:table-cell table:style-name="ce13"/>
          <table:table-cell table:style-name="ce20"/>
          <table:table-cell table:style-name="ce13"/>
          <table:table-cell table:style-name="ce34" table:number-columns-repeated="4"/>
          <table:table-cell table:style-name="ce46"/>
          <table:table-cell table:style-name="ce54" table:number-columns-repeated="2"/>
          <table:table-cell table:style-name="ce46" office:value-type="string">
            <text:p>Odliczona</text:p>
          </table:table-cell>
          <table:table-cell table:style-name="ce46" office:value-type="string">
            <text:p>Łącznie</text:p>
          </table:table-cell>
          <table:table-cell table:style-name="ce54"/>
          <table:table-cell table:number-columns-repeated="242"/>
        </table:table-row>
        <table:table-row table:style-name="ro1">
          <table:table-cell table:style-name="ce6"/>
          <table:table-cell table:style-name="ce14"/>
          <table:table-cell table:style-name="ce21" office:value-type="float" office:value="2750">
            <text:p>2750</text:p>
          </table:table-cell>
          <table:table-cell table:style-name="ce14"/>
          <table:table-cell table:formula="oooc:=[.C11]" office:value-type="float" office:value="0">
            <text:p>0</text:p>
          </table:table-cell>
          <table:table-cell table:style-name="ce41" table:formula="oooc:=[.C11]" office:value-type="float" office:value="0">
            <text:p>0</text:p>
          </table:table-cell>
          <table:table-cell table:style-name="ce41" table:formula="oooc:=[.C11]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7" table:formula="oooc:=[.C10]-[.E12]-[.F12]-[.G12]" office:value-type="float" office:value="2235.47">
            <text:p><text:s/>2,235.47 zł </text:p>
          </table:table-cell>
          <table:table-cell table:style-name="ce55" table:formula="oooc:=ROUND(([.I10]-[.I11]+[.H10]);0)" office:value-type="float" office:value="2133">
            <text:p><text:s/>2,133 <text:s text:c="5"/></text:p>
          </table:table-cell>
          <table:table-cell table:style-name="ce57" table:formula="oooc:=ROUND(([.J10]*19%-[.L11]);1)" office:value-type="float" office:value="232">
            <text:p><text:s/>232.00 zł </text:p>
          </table:table-cell>
          <table:table-cell table:style-name="ce61" table:formula="oooc:=ROUND([.$I$10]*0.75%;2)" office:value-type="float" office:value="16.77">
            <text:p>16.77</text:p>
          </table:table-cell>
          <table:table-cell table:style-name="ce67" table:formula="oooc:=[.I10]-[.K10]-[.L12]+[.H10]" office:value-type="float" office:value="1813.46">
            <text:p><text:s/>1,813.46 <text:s text:c="5"/></text:p>
          </table:table-cell>
          <table:table-cell table:style-name="ce72" table:formula="oooc:=[.C11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style-name="ce4"/>
          <table:table-cell/>
          <table:table-cell table:style-name="ce19" office:value-type="float" office:value="0">
            <text:p>0</text:p>
          </table:table-cell>
          <table:table-cell table:style-name="ce25"/>
          <table:table-cell table:style-name="ce35" table:formula="oooc:=[.C11]" office:value-type="float" office:value="0">
            <text:p>0</text:p>
          </table:table-cell>
          <table:table-cell table:style-name="ce35" table:formula="oooc:=[.C11]" office:value-type="float" office:value="0">
            <text:p>0</text:p>
          </table:table-cell>
          <table:table-cell table:style-name="ce33" table:formula="oooc:=[.C11]" office:value-type="float" office:value="0">
            <text:p>0</text:p>
          </table:table-cell>
          <table:table-cell table:style-name="ce33" table:formula="oooc:=[.C10]" office:value-type="float" office:value="2750">
            <text:p>2750</text:p>
          </table:table-cell>
          <table:table-cell table:style-name="ce48" office:value-type="float" office:value="102.25">
            <text:p>102.25</text:p>
          </table:table-cell>
          <table:table-cell table:style-name="ce48"/>
          <table:table-cell table:style-name="ce48" table:formula="oooc:=[.C11]" office:value-type="float" office:value="0">
            <text:p>0</text:p>
          </table:table-cell>
          <table:table-cell table:style-name="ce62" table:formula="oooc:=ROUND([.$I$10]*7.75%;2)" office:value-type="float" office:value="173.25">
            <text:p><text:s/>173.25 <text:s text:c="5"/></text:p>
          </table:table-cell>
          <table:table-cell table:style-name="ce48" table:formula="oooc:=[.C11]" office:value-type="float" office:value="0">
            <text:p>0</text:p>
          </table:table-cell>
          <table:table-cell table:style-name="ce50" table:formula="oooc:=[.C11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style-name="ce4"/>
          <table:table-cell/>
          <table:table-cell table:style-name="ce19" table:formula="oooc:=[.C10]" office:value-type="float" office:value="2750">
            <text:p>2750</text:p>
          </table:table-cell>
          <table:table-cell table:style-name="ce12"/>
          <table:table-cell table:style-name="ce36" table:formula="oooc:=ROUND([.C10]*9.76%;2)" office:value-type="float" office:value="268.4">
            <text:p><text:s/>268.40 zł </text:p>
          </table:table-cell>
          <table:table-cell table:style-name="ce36" table:formula="oooc:=ROUND([.C10]*6.5%;2)" office:value-type="float" office:value="178.75">
            <text:p><text:s/>178.75 zł </text:p>
          </table:table-cell>
          <table:table-cell table:style-name="ce36" table:formula="oooc:=ROUND([.C10]*2.45%;2)" office:value-type="float" office:value="67.38">
            <text:p><text:s/>67.38 zł </text:p>
          </table:table-cell>
          <table:table-cell table:style-name="ce36" table:formula="oooc:=ROUND([.C10]*9.76%;2)" office:value-type="float" office:value="268.4">
            <text:p><text:s/>268.40 zł </text:p>
          </table:table-cell>
          <table:table-cell table:style-name="ce49" table:formula="oooc:=ROUND([.C10]*6.5%;2)" office:value-type="float" office:value="178.75">
            <text:p><text:s/>178.75 zł </text:p>
          </table:table-cell>
          <table:table-cell table:style-name="ce49" table:formula="oooc:=ROUND([.C10]*1.93%;2)" office:value-type="float" office:value="53.08">
            <text:p><text:s/>53.08 zł </text:p>
          </table:table-cell>
          <table:table-cell table:style-name="ce36" table:formula="oooc:=ROUND([.C10]*2.45%;2)" office:value-type="float" office:value="67.38">
            <text:p><text:s/>67.38 zł </text:p>
          </table:table-cell>
          <table:table-cell table:style-name="ce62" table:formula="oooc:=ROUND([.C13]*8.5%;2)" office:value-type="float" office:value="190.01">
            <text:p><text:s/>190.01 <text:s text:c="5"/></text:p>
          </table:table-cell>
          <table:table-cell table:style-name="ce49" table:formula="oooc:=[.E12]+[.F12]+[.G12]" office:value-type="float" office:value="514.53">
            <text:p><text:s/>514.53 zł </text:p>
          </table:table-cell>
          <table:table-cell table:style-name="ce73" table:formula="oooc:=[.M10]" office:value-type="float" office:value="1813.46">
            <text:p><text:s/>1,813.46 <text:s text:c="5"/></text:p>
          </table:table-cell>
          <table:table-cell table:number-columns-repeated="24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/>
          <table:table-cell table:style-name="ce22" table:formula="oooc:=[.C10]-[.E12]-[.F12]-[.G12]" office:value-type="float" office:value="2235.47">
            <text:p><text:s/>2,235.47 zł </text:p>
          </table:table-cell>
          <table:table-cell table:style-name="ce15"/>
          <table:table-cell table:style-name="ce33"/>
          <table:table-cell table:style-name="ce42" table:number-columns-repeated="3"/>
          <table:table-cell table:style-name="ce31" table:number-columns-repeated="2"/>
          <table:table-cell table:style-name="ce58" table:formula="oooc:=ROUND([.C10]*0.15%;2)" office:value-type="float" office:value="4.13">
            <text:p><text:s/>4.13 zł </text:p>
          </table:table-cell>
          <table:table-cell table:style-name="ce63" table:formula="oooc:=[.$I$10]*7.75%" office:value-type="float" office:value="173.248925">
            <text:p><text:s/>173.25 <text:s text:c="5"/></text:p>
          </table:table-cell>
          <table:table-cell table:style-name="ce68" table:formula="oooc:=[.M12]+[.H12]+[.I12]+[.J12]+[.K12]+[.K13]" office:value-type="float" office:value="1086.27">
            <text:p><text:s/>1,086.27 zł </text:p>
          </table:table-cell>
          <table:table-cell table:style-name="ce74"/>
          <table:table-cell table:number-columns-repeated="242"/>
        </table:table-row>
        <table:table-row table:style-name="ro1">
          <table:table-cell table:number-columns-repeated="2"/>
          <table:table-cell table:style-name="ce21" office:value-type="float" office:value="1500">
            <text:p>1500</text:p>
          </table:table-cell>
          <table:table-cell table:style-name="ce21"/>
          <table:table-cell table:style-name="ce37" office:value-type="float" office:value="0">
            <text:p>0</text:p>
          </table:table-cell>
          <table:table-cell table:style-name="ce14" office:value-type="float" office:value="121.94">
            <text:p>121.94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7" table:formula="oooc:=[.C16]-[.E16]-[.F16]-[.G16]+[.F14]" office:value-type="float" office:value="1219.35">
            <text:p><text:s/>1,219.35 zł </text:p>
          </table:table-cell>
          <table:table-cell table:style-name="ce55" table:formula="oooc:=[.I14]-[.I15]+[.H14]" office:value-type="float" office:value="1117.1">
            <text:p><text:s/>1,117 <text:s text:c="5"/></text:p>
          </table:table-cell>
          <table:table-cell table:style-name="ce57" table:formula="oooc:=ROUND((([.J14]*19%-[.L17]-[.J15]));1)" office:value-type="float" office:value="73.6">
            <text:p><text:s/>73.60 zł </text:p>
          </table:table-cell>
          <table:table-cell table:style-name="ce47" table:formula="oooc:=ROUND([.$I$14]*0.75%;2)-0.01" office:value-type="float" office:value="9.14">
            <text:p><text:s/>9.14 zł </text:p>
          </table:table-cell>
          <table:table-cell table:style-name="ce67" table:formula="oooc:=[.C16]-[.M16]-[.K14]-[.L16]+[.F14]+[.H14]" office:value-type="float" office:value="1042.11">
            <text:p><text:s/>1,042.11 <text:s text:c="5"/></text:p>
          </table:table-cell>
          <table:table-cell table:style-name="ce72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/>
          <table:table-cell table:style-name="ce19" office:value-type="float" office:value="0">
            <text:p>0</text:p>
          </table:table-cell>
          <table:table-cell table:style-name="ce26"/>
          <table:table-cell table:style-name="ce38" office:value-type="float" office:value="150">
            <text:p>150</text:p>
          </table:table-cell>
          <table:table-cell table:style-name="ce12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table:formula="oooc:=[.C14]+[.C15]+[.F14]+[.G14]-[.E15]" office:value-type="float" office:value="1471.94">
            <text:p>1471.94</text:p>
          </table:table-cell>
          <table:table-cell table:style-name="ce48" office:value-type="float" office:value="102.25">
            <text:p>102.25</text:p>
          </table:table-cell>
          <table:table-cell table:style-name="ce48" office:value-type="float" office:value="44.17">
            <text:p>44.17</text:p>
          </table:table-cell>
          <table:table-cell table:style-name="ce48" office:value-type="float" office:value="0">
            <text:p>0</text:p>
          </table:table-cell>
          <table:table-cell table:style-name="ce62" table:formula="oooc:=ROUND([.$I$14]*7.75%;2)" office:value-type="float" office:value="94.5">
            <text:p><text:s/>94.50 <text:s text:c="5"/></text:p>
          </table:table-cell>
          <table:table-cell table:style-name="ce48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/>
          <table:table-cell table:style-name="ce19" table:formula="oooc:=[.C14]-[.E15]" office:value-type="float" office:value="1350">
            <text:p>1350</text:p>
          </table:table-cell>
          <table:table-cell table:style-name="ce19"/>
          <table:table-cell table:style-name="ce39" table:formula="oooc:=ROUND([.C16]*9.76%;2)" office:value-type="float" office:value="131.76">
            <text:p><text:s/>131.76 zł </text:p>
          </table:table-cell>
          <table:table-cell table:style-name="ce43" table:formula="oooc:=ROUND([.C16]*6.5%;2)" office:value-type="float" office:value="87.75">
            <text:p><text:s/>87.75 zł </text:p>
          </table:table-cell>
          <table:table-cell table:style-name="ce36" table:formula="oooc:=ROUND([.C16]*2.45%;2)" office:value-type="float" office:value="33.08">
            <text:p><text:s/>33.08 zł </text:p>
          </table:table-cell>
          <table:table-cell table:style-name="ce36" table:formula="oooc:=ROUND([.C16]*9.76%;2)" office:value-type="float" office:value="131.76">
            <text:p><text:s/>131.76 zł </text:p>
          </table:table-cell>
          <table:table-cell table:style-name="ce49" table:formula="oooc:=ROUND([.C16]*6.5%;2)" office:value-type="float" office:value="87.75">
            <text:p><text:s/>87.75 zł </text:p>
          </table:table-cell>
          <table:table-cell table:style-name="ce49" table:formula="oooc:=ROUND([.C16]*1.93%;2)" office:value-type="float" office:value="26.06">
            <text:p><text:s/>26.06 zł </text:p>
          </table:table-cell>
          <table:table-cell table:style-name="ce36" table:formula="oooc:=ROUND(([.C16])*2.45%;2)" office:value-type="float" office:value="33.08">
            <text:p><text:s/>33.08 zł </text:p>
          </table:table-cell>
          <table:table-cell table:style-name="ce62" table:formula="oooc:=ROUND(([.C17]*8.5%);2)" office:value-type="float" office:value="103.64">
            <text:p><text:s/>103.64 <text:s text:c="5"/></text:p>
          </table:table-cell>
          <table:table-cell table:style-name="ce49" table:formula="oooc:=[.E16]+[.F16]+[.G16]" office:value-type="float" office:value="252.59">
            <text:p><text:s/>252.59 zł </text:p>
          </table:table-cell>
          <table:table-cell table:style-name="ce73" table:formula="oooc:=[.C16]+[.F14]-[.E16]-[.F16]-[.G16]-[.K14]-[.L14]-[.L15]+[.H14]" office:value-type="float" office:value="1042.11">
            <text:p><text:s/>1,042.11 <text:s text:c="5"/></text:p>
          </table:table-cell>
          <table:table-cell table:number-columns-repeated="242"/>
        </table:table-row>
        <table:table-row table:style-name="ro1">
          <table:table-cell table:number-columns-repeated="2"/>
          <table:table-cell table:style-name="ce22" table:formula="oooc:=[.C16]-[.E16]-[.F16]-[.G16]+[.F14]" office:value-type="float" office:value="1219.35">
            <text:p><text:s/>1,219.35 zł </text:p>
          </table:table-cell>
          <table:table-cell table:style-name="ce27"/>
          <table:table-cell table:style-name="ce40"/>
          <table:table-cell table:style-name="ce15"/>
          <table:table-cell table:style-name="ce42" table:number-columns-repeated="2"/>
          <table:table-cell table:style-name="ce31" table:number-columns-repeated="2"/>
          <table:table-cell table:style-name="ce58" table:formula="oooc:=ROUND(([.C16])*0.15%;2)" office:value-type="float" office:value="2.03">
            <text:p><text:s/>2.03 zł </text:p>
          </table:table-cell>
          <table:table-cell table:style-name="ce63" table:formula="oooc:=[.$I$14]*7.75%" office:value-type="float" office:value="94.499625">
            <text:p><text:s/>94.50 <text:s text:c="5"/></text:p>
          </table:table-cell>
          <table:table-cell table:style-name="ce68" table:formula="oooc:=[.M16]+[.H16]+[.I16]+[.J16]+[.K16]+[.K17]" office:value-type="float" office:value="533.27">
            <text:p><text:s/>533.27 zł </text:p>
          </table:table-cell>
          <table:table-cell table:style-name="ce74"/>
          <table:table-cell table:number-columns-repeated="242"/>
        </table:table-row>
        <table:table-row table:style-name="ro1">
          <table:table-cell table:style-name="ce2"/>
          <table:table-cell table:style-name="ce14"/>
          <table:table-cell table:style-name="ce21" office:value-type="float" office:value="0">
            <text:p>0</text:p>
          </table:table-cell>
          <table:table-cell table:style-name="ce21"/>
          <table:table-cell table:style-name="ce3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7" table:formula="oooc:=[.C20]-[.E20]-[.F20]-[.G20]+[.F18]" office:value-type="float" office:value="0">
            <text:p><text:s/>- <text:s text:c="2"/>zł </text:p>
          </table:table-cell>
          <table:table-cell table:style-name="ce55" office:value-type="float" office:value="0">
            <text:p><text:s/>- <text:s text:c="5"/></text:p>
          </table:table-cell>
          <table:table-cell table:style-name="ce57" office:value-type="float" office:value="0">
            <text:p><text:s/>- <text:s text:c="2"/>zł </text:p>
          </table:table-cell>
          <table:table-cell table:style-name="ce61" table:formula="oooc:=ROUND([.$I$18]*0.75%;2)" office:value-type="float" office:value="0">
            <text:p>0</text:p>
          </table:table-cell>
          <table:table-cell table:style-name="ce67" table:formula="oooc:=[.C20]-[.M20]-[.K18]-[.L20]+[.F18]+[.H18]" office:value-type="float" office:value="0">
            <text:p><text:s/>- <text:s text:c="7"/></text:p>
          </table:table-cell>
          <table:table-cell table:style-name="ce75" table:formula="oooc:=[.C18]-[.E20]-[.F20]-[.G20]-[.L18]-[.L20]" office:value-type="float" office:value="0">
            <text:p><text:s/>- <text:s text:c="2"/>zł </text:p>
          </table:table-cell>
          <table:table-cell table:number-columns-repeated="242"/>
        </table:table-row>
        <table:table-row table:style-name="ro1">
          <table:table-cell table:number-columns-repeated="2"/>
          <table:table-cell table:style-name="ce19" office:value-type="float" office:value="0">
            <text:p>0</text:p>
          </table:table-cell>
          <table:table-cell table:style-name="ce26"/>
          <table:table-cell table:style-name="ce3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48" office:value-type="float" office:value="127.82">
            <text:p>127.82</text:p>
          </table:table-cell>
          <table:table-cell table:style-name="ce48" office:value-type="float" office:value="44.17">
            <text:p>44.17</text:p>
          </table:table-cell>
          <table:table-cell table:style-name="ce48" office:value-type="float" office:value="0">
            <text:p>0</text:p>
          </table:table-cell>
          <table:table-cell table:style-name="ce62" table:formula="oooc:=ROUND([.$I$18]*7.75%;2)" office:value-type="float" office:value="0">
            <text:p><text:s/>- <text:s text:c="7"/></text:p>
          </table:table-cell>
          <table:table-cell table:style-name="ce48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/>
          <table:table-cell table:style-name="ce19" office:value-type="float" office:value="0">
            <text:p>0</text:p>
          </table:table-cell>
          <table:table-cell table:style-name="ce19"/>
          <table:table-cell table:style-name="ce39" table:formula="oooc:=ROUND([.C20]*9.76%;2)" office:value-type="float" office:value="0">
            <text:p><text:s/>- <text:s text:c="2"/>zł </text:p>
          </table:table-cell>
          <table:table-cell table:style-name="ce43" table:formula="oooc:=ROUND([.C20]*6.5%;2)" office:value-type="float" office:value="0">
            <text:p><text:s/>- <text:s text:c="2"/>zł </text:p>
          </table:table-cell>
          <table:table-cell table:style-name="ce36" table:formula="oooc:=ROUND([.C20]*2.45%;2)" office:value-type="float" office:value="0">
            <text:p><text:s/>- <text:s text:c="2"/>zł </text:p>
          </table:table-cell>
          <table:table-cell table:style-name="ce36" table:formula="oooc:=ROUND([.C20]*9.76%;2)" office:value-type="float" office:value="0">
            <text:p><text:s/>- <text:s text:c="2"/>zł </text:p>
          </table:table-cell>
          <table:table-cell table:style-name="ce49" table:formula="oooc:=ROUND([.C20]*6.5%;2)" office:value-type="float" office:value="0">
            <text:p><text:s/>- <text:s text:c="2"/>zł </text:p>
          </table:table-cell>
          <table:table-cell table:style-name="ce49" table:formula="oooc:=ROUND([.C20]*1.93%;2)" office:value-type="float" office:value="0">
            <text:p><text:s/>- <text:s text:c="2"/>zł </text:p>
          </table:table-cell>
          <table:table-cell table:style-name="ce36" table:formula="oooc:=ROUND(([.C20]+[.F18])*2.45%;2)" office:value-type="float" office:value="0">
            <text:p><text:s/>- <text:s text:c="2"/>zł </text:p>
          </table:table-cell>
          <table:table-cell table:style-name="ce62" office:value-type="float" office:value="0">
            <text:p><text:s/>- <text:s text:c="7"/></text:p>
          </table:table-cell>
          <table:table-cell table:style-name="ce49" table:formula="oooc:=[.E20]+[.F20]+[.G20]" office:value-type="float" office:value="0">
            <text:p><text:s/>- <text:s text:c="2"/>zł </text:p>
          </table:table-cell>
          <table:table-cell table:style-name="ce73" table:formula="oooc:=[.C20]-[.E20]-[.F20]-[.G20]-[.L21]" office:value-type="float" office:value="0">
            <text:p><text:s/>- <text:s text:c="7"/></text:p>
          </table:table-cell>
          <table:table-cell table:number-columns-repeated="242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3"/>
          <table:table-cell table:style-name="ce22" table:formula="oooc:=[.C20]-[.E20]-[.F20]-[.G20]+[.F18]" office:value-type="float" office:value="0">
            <text:p><text:s/>- <text:s text:c="2"/>zł </text:p>
          </table:table-cell>
          <table:table-cell table:style-name="ce27"/>
          <table:table-cell table:style-name="ce40"/>
          <table:table-cell table:style-name="ce15"/>
          <table:table-cell table:style-name="ce42" table:number-columns-repeated="2"/>
          <table:table-cell table:style-name="ce31" table:number-columns-repeated="2"/>
          <table:table-cell table:style-name="ce58" table:formula="oooc:=ROUND(([.C20]+[.F18])*0.15%;2)" office:value-type="float" office:value="0">
            <text:p><text:s/>- <text:s text:c="2"/>zł </text:p>
          </table:table-cell>
          <table:table-cell table:style-name="ce63" table:formula="oooc:=[.L18]+[.L20]" office:value-type="float" office:value="0">
            <text:p><text:s/>- <text:s text:c="7"/></text:p>
          </table:table-cell>
          <table:table-cell table:style-name="ce68" table:formula="oooc:=[.M20]+[.H20]+[.I20]+[.J20]+[.K20]+[.K21]" office:value-type="float" office:value="0">
            <text:p><text:s/>- <text:s text:c="2"/>zł </text:p>
          </table:table-cell>
          <table:table-cell table:style-name="ce74"/>
          <table:table-cell table:number-columns-repeated="242"/>
        </table:table-row>
        <table:table-row table:style-name="ro1">
          <table:table-cell table:style-name="ce4" office:value-type="string">
            <text:p>RAZEM</text:p>
          </table:table-cell>
          <table:table-cell/>
          <table:table-cell table:style-name="ce4" table:formula="oooc:=[.C10]+[.C18]+[.C14]" office:value-type="float" office:value="4250">
            <text:p>4250</text:p>
          </table:table-cell>
          <table:table-cell table:style-name="ce12"/>
          <table:table-cell table:style-name="ce33" table:formula="oooc:=[.E10]+[.E18]" office:value-type="float" office:value="0">
            <text:p>0</text:p>
          </table:table-cell>
          <table:table-cell table:style-name="ce12" table:formula="oooc:=[.F10]+[.F18]" office:value-type="float" office:value="0">
            <text:p>0</text:p>
          </table:table-cell>
          <table:table-cell table:style-name="ce33" table:formula="oooc:=[.G10]+[.G14]+[.G18]" office:value-type="float" office:value="0">
            <text:p>0</text:p>
          </table:table-cell>
          <table:table-cell table:style-name="ce33" table:formula="oooc:=[.H10]+[.H14]+[.H18]" office:value-type="float" office:value="0">
            <text:p>0</text:p>
          </table:table-cell>
          <table:table-cell table:style-name="ce47" table:formula="oooc:=[.I10]+[.I14]+[.I18]" office:value-type="float" office:value="3454.82">
            <text:p><text:s/>3,454.82 zł </text:p>
          </table:table-cell>
          <table:table-cell table:style-name="ce55" table:formula="oooc:=[.J10]+[.J14]+[.J18]" office:value-type="float" office:value="3250.1">
            <text:p><text:s/>3,250 <text:s text:c="5"/></text:p>
          </table:table-cell>
          <table:table-cell table:style-name="ce57" table:formula="oooc:=[.K10]+[.K14]+[.K18]" office:value-type="float" office:value="305.6">
            <text:p><text:s/>305.60 zł </text:p>
          </table:table-cell>
          <table:table-cell table:style-name="ce48" table:formula="oooc:=[.L10]+[.L14]+[.L18]" office:value-type="float" office:value="25.91">
            <text:p>25.91</text:p>
          </table:table-cell>
          <table:table-cell table:style-name="ce69" table:formula="oooc:=[.M10]+[.M14]+[.M18]" office:value-type="float" office:value="2855.57">
            <text:p><text:s/>2,855.57 <text:s text:c="5"/></text:p>
          </table:table-cell>
          <table:table-cell table:style-name="ce50" table:formula="oooc:=[.C11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style-name="ce4"/>
          <table:table-cell/>
          <table:table-cell table:style-name="ce4" table:formula="oooc:=[.C11]+[.C19]+[.C15]" office:value-type="float" office:value="0">
            <text:p>0</text:p>
          </table:table-cell>
          <table:table-cell table:style-name="ce12"/>
          <table:table-cell table:style-name="ce33" table:formula="oooc:=[.E11]+[.E19]" office:value-type="float" office:value="0">
            <text:p>0</text:p>
          </table:table-cell>
          <table:table-cell table:style-name="ce12" table:formula="oooc:=[.F11]+[.F19]" office:value-type="float" office:value="0">
            <text:p>0</text:p>
          </table:table-cell>
          <table:table-cell table:style-name="ce12" table:formula="oooc:=[.G11]+[.G19]" office:value-type="float" office:value="0">
            <text:p>0</text:p>
          </table:table-cell>
          <table:table-cell table:style-name="ce12" table:formula="oooc:=[.H11]+[.H15]+[.H19]" office:value-type="float" office:value="4221.94">
            <text:p>4221.94</text:p>
          </table:table-cell>
          <table:table-cell table:style-name="ce50" table:formula="oooc:=[.I11]+[.I15]+[.I19]" office:value-type="float" office:value="332.32">
            <text:p>332.32</text:p>
          </table:table-cell>
          <table:table-cell table:style-name="ce50" table:formula="oooc:=[.J11]+[.J15]+[.J19]" office:value-type="float" office:value="88.34">
            <text:p>88.34</text:p>
          </table:table-cell>
          <table:table-cell table:style-name="ce48" table:formula="oooc:=[.K11]+[.K19]" office:value-type="float" office:value="0">
            <text:p>0</text:p>
          </table:table-cell>
          <table:table-cell table:style-name="ce64" table:formula="oooc:=[.L11]+[.L15]+[.L19]" office:value-type="float" office:value="267.75">
            <text:p><text:s/>267.75 <text:s text:c="5"/></text:p>
          </table:table-cell>
          <table:table-cell table:style-name="ce48" table:formula="oooc:=[.M11]+[.M19]" office:value-type="float" office:value="0">
            <text:p>0</text:p>
          </table:table-cell>
          <table:table-cell table:style-name="ce50" table:formula="oooc:=[.C11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style-name="ce4"/>
          <table:table-cell/>
          <table:table-cell table:style-name="ce4" table:formula="oooc:=[.C12]+[.C20]+[.C16]" office:value-type="float" office:value="4100">
            <text:p>4100</text:p>
          </table:table-cell>
          <table:table-cell table:style-name="ce12"/>
          <table:table-cell table:style-name="ce36" table:formula="oooc:=[.E12]+[.E16]+[.E20]" office:value-type="float" office:value="400.16">
            <text:p><text:s/>400.16 zł </text:p>
          </table:table-cell>
          <table:table-cell table:style-name="ce43" table:formula="oooc:=[.F12]+[.F16]+[.F20]" office:value-type="float" office:value="266.5">
            <text:p><text:s/>266.50 zł </text:p>
          </table:table-cell>
          <table:table-cell table:style-name="ce43" table:formula="oooc:=[.G12]+[.G16]+[.G20]" office:value-type="float" office:value="100.46">
            <text:p><text:s/>100.46 zł </text:p>
          </table:table-cell>
          <table:table-cell table:style-name="ce43" table:formula="oooc:=[.H12]+[.H16]+[.H20]" office:value-type="float" office:value="400.16">
            <text:p><text:s/>400.16 zł </text:p>
          </table:table-cell>
          <table:table-cell table:style-name="ce51" table:formula="oooc:=[.I12]+[.I16]+[.I20]" office:value-type="float" office:value="266.5">
            <text:p><text:s/>266.50 zł </text:p>
          </table:table-cell>
          <table:table-cell table:style-name="ce51" table:formula="oooc:=[.J12]+[.J16]+[.J20]" office:value-type="float" office:value="79.14">
            <text:p><text:s/>79.14 zł </text:p>
          </table:table-cell>
          <table:table-cell table:style-name="ce36" table:formula="oooc:=[.K12]+[.K16]+[.K20]" office:value-type="float" office:value="100.46">
            <text:p><text:s/>100.46 zł </text:p>
          </table:table-cell>
          <table:table-cell table:style-name="ce65" table:formula="oooc:=[.L12]+[.L16]+[.L20]" office:value-type="float" office:value="293.65">
            <text:p><text:s/>293.65 zł </text:p>
          </table:table-cell>
          <table:table-cell table:style-name="ce70" table:formula="oooc:=[.M12]+[.M16]+[.M20]" office:value-type="float" office:value="767.12">
            <text:p><text:s/>767.12 zł </text:p>
          </table:table-cell>
          <table:table-cell table:style-name="ce73" table:formula="oooc:=[.N12]+[.N16]+[.N20]" office:value-type="float" office:value="2855.57">
            <text:p><text:s/>2,855.57 <text:s text:c="5"/></text:p>
          </table:table-cell>
          <table:table-cell table:number-columns-repeated="242"/>
        </table:table-row>
        <table:table-row table:style-name="ro1">
          <table:table-cell table:style-name="ce5"/>
          <table:table-cell table:style-name="ce13"/>
          <table:table-cell table:style-name="ce23" table:formula="oooc:=[.C13]+[.C21]+[.C17]" office:value-type="float" office:value="3454.82">
            <text:p><text:s/>3,454.82 zł </text:p>
          </table:table-cell>
          <table:table-cell table:style-name="ce13"/>
          <table:table-cell table:style-name="ce34"/>
          <table:table-cell table:style-name="ce13"/>
          <table:table-cell table:style-name="ce34" table:number-columns-repeated="2"/>
          <table:table-cell table:style-name="ce46" table:number-columns-repeated="2"/>
          <table:table-cell table:style-name="ce59" table:formula="oooc:=[.K13]+[.K17]+[.K21]" office:value-type="float" office:value="6.16">
            <text:p><text:s/>6.16 zł </text:p>
          </table:table-cell>
          <table:table-cell table:style-name="ce66" table:formula="oooc:=[.L13]+[.L17]+[.L21]" office:value-type="float" office:value="267.74855">
            <text:p><text:s/>267.75 zł </text:p>
          </table:table-cell>
          <table:table-cell table:style-name="ce66" table:formula="oooc:=[.M13]+[.M17]+[.M21]" office:value-type="float" office:value="1619.54">
            <text:p><text:s/>1,619.54 zł </text:p>
          </table:table-cell>
          <table:table-cell table:style-name="ce54"/>
          <table:table-cell table:number-columns-repeated="242"/>
        </table:table-row>
        <table:table-row table:style-name="ro1">
          <table:table-cell table:style-name="ce9" table:number-columns-repeated="2"/>
          <table:table-cell table:number-columns-repeated="10"/>
          <table:table-cell table:style-name="ce71" table:formula="oooc:=[.M25]+[.L24]" office:value-type="float" office:value="1913.19">
            <text:p><text:s/>1,913.19 zł </text:p>
          </table:table-cell>
          <table:table-cell table:number-columns-repeated="243"/>
        </table:table-row>
        <table:table-row table:style-name="ro1">
          <table:table-cell table:style-name="ce9" office:value-type="string">
            <text:p>Łączna kwota wypłat i przelewów:</text:p>
          </table:table-cell>
          <table:table-cell table:style-name="ce9"/>
          <table:table-cell table:number-columns-repeated="3"/>
          <table:table-cell table:style-name="ce44" table:formula="oooc:=[.N24]" office:value-type="float" office:value="2855.57">
            <text:p><text:s/>2,855.57 <text:s text:c="5"/></text:p>
          </table:table-cell>
          <table:table-cell table:number-columns-repeated="250"/>
        </table:table-row>
        <table:table-row table:style-name="ro1">
          <table:table-cell table:style-name="ce9" table:number-columns-repeated="2"/>
          <table:table-cell table:number-columns-repeated="254"/>
        </table:table-row>
        <table:table-row table:style-name="ro1">
          <table:table-cell table:style-name="ce9" office:value-type="string">
            <text:p>Słownie:</text:p>
          </table:table-cell>
          <table:table-cell table:style-name="ce9"/>
          <table:table-cell office:value-type="string">
            <text:p>dwa tysiące osiemset pięćdziesiąt pięć złotych, 57/100.</text:p>
          </table:table-cell>
          <table:table-cell table:number-columns-repeated="253"/>
        </table:table-row>
        <table:table-row table:style-name="ro1" table:number-rows-repeated="3">
          <table:table-cell table:style-name="ce9" table:number-columns-repeated="2"/>
          <table:table-cell table:number-columns-repeated="254"/>
        </table:table-row>
        <table:table-row table:style-name="ro1">
          <table:table-cell table:style-name="ce9" office:value-type="string">
            <text:p>Sporządził ..............................................</text:p>
          </table:table-cell>
          <table:table-cell table:style-name="ce9"/>
          <table:table-cell table:number-columns-repeated="2"/>
          <table:table-cell table:style-name="Default" table:number-columns-repeated="2"/>
          <table:table-cell office:value-type="string">
            <text:p>Zatwierdził: .......................................</text:p>
          </table:table-cell>
          <table:table-cell table:number-columns-repeated="249"/>
        </table:table-row>
        <table:table-row table:style-name="ro1">
          <table:table-cell table:style-name="ce9" table:number-columns-repeated="2"/>
          <table:table-cell table:number-columns-repeated="254"/>
        </table:table-row>
      </table:table>
      <table:table table:name="Arkusz2" table:style-name="ta2" table:print="false">
        <table:table-column table:style-name="co7" table:default-cell-style-name="Default"/>
        <table:table-column table:style-name="co8" table:default-cell-style-name="Default"/>
        <table:table-column table:style-name="co1" table:default-cell-style-name="ce80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8" table:default-cell-style-name="Default"/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/>
          <table:table-cell office:value-type="string">
            <text:p>podstawa</text:p>
          </table:table-cell>
          <table:table-cell table:style-name="Default" office:value-type="float" office:value="1500">
            <text:p>1500</text:p>
          </table:table-cell>
          <table:table-cell/>
          <table:table-cell table:style-name="ce83" table:formula="oooc:=1500*11+1304.35" office:value-type="float" office:value="17804.35">
            <text:p>17804.35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81"/>
          <table:table-cell/>
          <table:table-cell table:style-name="ce83" table:formula="oooc:=[.E2]/12" office:value-type="float" office:value="1483.69583333333">
            <text:p>1483.7</text:p>
          </table:table-cell>
          <table:table-cell table:number-columns-repeated="251"/>
        </table:table-row>
        <table:table-row table:style-name="ro1">
          <table:table-cell office:value-type="string">
            <text:p>liczba dni zwolnienia</text:p>
          </table:table-cell>
          <table:table-cell table:style-name="ce78" office:value-type="float" office:value="3">
            <text:p>3</text:p>
          </table:table-cell>
          <table:table-cell/>
          <table:table-cell table:style-name="ce77"/>
          <table:table-cell table:number-columns-repeated="252"/>
        </table:table-row>
        <table:table-row table:style-name="ro1">
          <table:table-cell office:value-type="string">
            <text:p>potr.chorobowe</text:p>
          </table:table-cell>
          <table:table-cell table:style-name="ce77"/>
          <table:table-cell table:formula="oooc:=ROUND([.C2]/[.B3]*[.B4];2)" office:value-type="float" office:value="150">
            <text:p>150.00</text:p>
          </table:table-cell>
          <table:table-cell table:style-name="ce77"/>
          <table:table-cell table:number-columns-repeated="252"/>
        </table:table-row>
        <table:table-row table:style-name="ro1">
          <table:table-cell office:value-type="string">
            <text:p>wynagr.za pracę</text:p>
          </table:table-cell>
          <table:table-cell table:style-name="ce77"/>
          <table:table-cell table:formula="oooc:=[.C2]-[.C5]" office:value-type="float" office:value="1350">
            <text:p>1,350.00</text:p>
          </table:table-cell>
          <table:table-cell table:style-name="ce77"/>
          <table:table-cell table:number-columns-repeated="252"/>
        </table:table-row>
        <table:table-row table:style-name="ro1">
          <table:table-cell/>
          <table:table-cell table:style-name="ce77"/>
          <table:table-cell table:style-name="ce82"/>
          <table:table-cell table:style-name="ce77"/>
          <table:table-cell table:number-columns-repeated="252"/>
        </table:table-row>
        <table:table-row table:style-name="ro1">
          <table:table-cell table:number-columns-repeated="3"/>
          <table:table-cell table:style-name="ce77"/>
          <table:table-cell table:number-columns-repeated="252"/>
        </table:table-row>
        <table:table-row table:style-name="ro1">
          <table:table-cell office:value-type="string">
            <text:p>wynagr. Chorob.</text:p>
          </table:table-cell>
          <table:table-cell/>
          <table:table-cell table:formula="oooc:=[.C5]" office:value-type="float" office:value="150">
            <text:p>150.00</text:p>
          </table:table-cell>
          <table:table-cell/>
          <table:table-cell table:style-name="ce81"/>
          <table:table-cell table:number-columns-repeated="251"/>
        </table:table-row>
        <table:table-row table:style-name="ro1">
          <table:table-cell office:value-type="string">
            <text:p>skł. ZUS</text:p>
          </table:table-cell>
          <table:table-cell table:style-name="ce77" office:value-type="percentage" office:value="0.1871">
            <text:p>18.71%</text:p>
          </table:table-cell>
          <table:table-cell table:formula="oooc:=[.C9]*18.71%" office:value-type="float" office:value="28.065">
            <text:p>28.07</text:p>
          </table:table-cell>
          <table:table-cell table:number-columns-repeated="253"/>
        </table:table-row>
        <table:table-row table:style-name="ro1">
          <table:table-cell office:value-type="string">
            <text:p>po potr. ZUS</text:p>
          </table:table-cell>
          <table:table-cell/>
          <table:table-cell table:formula="oooc:=[.C9]-[.C10]" office:value-type="float" office:value="121.935">
            <text:p>121.94</text:p>
          </table:table-cell>
          <table:table-cell table:number-columns-repeated="253"/>
        </table:table-row>
        <table:table-row table:style-name="ro1">
          <table:table-cell table:style-name="ce76" office:value-type="string">
            <text:p>wynagrodzenie chorobowe</text:p>
          </table:table-cell>
          <table:table-cell table:style-name="ce79" office:value-type="percentage" office:value="1">
            <text:p>100%</text:p>
          </table:table-cell>
          <table:table-cell table:style-name="ce76" table:formula="oooc:=ROUND([.C11]*[.B12];2)" office:value-type="float" office:value="121.94">
            <text:p>121.94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80" table:formula="oooc:=[.C6]" office:value-type="float" office:value="1350">
            <text:p>1,350.00</text:p>
          </table:table-cell>
          <table:table-cell table:number-columns-repeated="249"/>
        </table:table-row>
        <table:table-row table:style-name="ro1">
          <table:table-cell/>
          <table:table-cell table:style-name="ce80"/>
          <table:table-cell table:formula="oooc:=[.C6]" office:value-type="float" office:value="1350">
            <text:p>1,350.00</text:p>
          </table:table-cell>
          <table:table-cell table:number-columns-repeated="2"/>
          <table:table-cell office:value-type="string">
            <text:p>emerytalne</text:p>
          </table:table-cell>
          <table:table-cell table:style-name="ce77" office:value-type="percentage" office:value="0.0976">
            <text:p>9.76%</text:p>
          </table:table-cell>
          <table:table-cell table:style-name="ce83" table:formula="oooc:=ROUND([.G14]*[.G15];2)" office:value-type="float" office:value="131.76">
            <text:p>131.76</text:p>
          </table:table-cell>
          <table:table-cell table:number-columns-repeated="248"/>
        </table:table-row>
        <table:table-row table:style-name="ro1">
          <table:table-cell table:style-name="ce77" office:value-type="string">
            <text:p>emerytalne</text:p>
          </table:table-cell>
          <table:table-cell table:style-name="ce77" office:value-type="percentage" office:value="0.0976">
            <text:p>9.76%</text:p>
          </table:table-cell>
          <table:table-cell table:style-name="ce83" table:formula="oooc:=ROUND([.C15]*[.B16];2)" office:value-type="float" office:value="131.76">
            <text:p>131.76</text:p>
          </table:table-cell>
          <table:table-cell table:number-columns-repeated="2"/>
          <table:table-cell office:value-type="string">
            <text:p>rentowe</text:p>
          </table:table-cell>
          <table:table-cell table:style-name="ce77" office:value-type="percentage" office:value="0.065">
            <text:p>6.50%</text:p>
          </table:table-cell>
          <table:table-cell table:style-name="ce83" table:formula="oooc:=ROUND([.G14]*[.G16];2)" office:value-type="float" office:value="87.75">
            <text:p>87.75</text:p>
          </table:table-cell>
          <table:table-cell table:number-columns-repeated="248"/>
        </table:table-row>
        <table:table-row table:style-name="ro1">
          <table:table-cell table:style-name="ce77" office:value-type="string">
            <text:p>rentowe</text:p>
          </table:table-cell>
          <table:table-cell table:style-name="ce77" office:value-type="percentage" office:value="0.065">
            <text:p>6.50%</text:p>
          </table:table-cell>
          <table:table-cell table:formula="oooc:=ROUND([.C15]*[.B17];2)" office:value-type="float" office:value="87.75">
            <text:p>87.75</text:p>
          </table:table-cell>
          <table:table-cell table:number-columns-repeated="2"/>
          <table:table-cell office:value-type="string">
            <text:p>wypadkowe</text:p>
          </table:table-cell>
          <table:table-cell table:style-name="ce77" office:value-type="percentage" office:value="0.0193">
            <text:p>1.93%</text:p>
          </table:table-cell>
          <table:table-cell table:style-name="ce83" table:formula="oooc:=ROUND([.G14]*[.G17];2)" office:value-type="float" office:value="26.06">
            <text:p>26.06</text:p>
          </table:table-cell>
          <table:table-cell table:number-columns-repeated="248"/>
        </table:table-row>
        <table:table-row table:style-name="ro1">
          <table:table-cell office:value-type="string">
            <text:p>chorobowe</text:p>
          </table:table-cell>
          <table:table-cell table:style-name="ce77" office:value-type="percentage" office:value="0.0245">
            <text:p>2.45%</text:p>
          </table:table-cell>
          <table:table-cell table:style-name="ce83" table:formula="oooc:=ROUND([.C15]*[.B18];2)" office:value-type="float" office:value="33.08">
            <text:p>33.08</text:p>
          </table:table-cell>
          <table:table-cell table:number-columns-repeated="2"/>
          <table:table-cell office:value-type="string">
            <text:p>FP</text:p>
          </table:table-cell>
          <table:table-cell table:style-name="ce77" office:value-type="percentage" office:value="0.0245">
            <text:p>2.45%</text:p>
          </table:table-cell>
          <table:table-cell table:style-name="ce84" table:formula="oooc:=ROUND([.G14]*[.G18];2)" office:value-type="float" office:value="33.08">
            <text:p>33.08</text:p>
          </table:table-cell>
          <table:table-cell table:number-columns-repeated="248"/>
        </table:table-row>
        <table:table-row table:style-name="ro1">
          <table:table-cell table:number-columns-repeated="5"/>
          <table:table-cell office:value-type="string">
            <text:p>FGŚP</text:p>
          </table:table-cell>
          <table:table-cell table:style-name="ce77" office:value-type="percentage" office:value="0.0015">
            <text:p>0.15%</text:p>
          </table:table-cell>
          <table:table-cell table:style-name="ce83" table:formula="oooc:=ROUND([.G14]*[.G19];2)" office:value-type="float" office:value="2.03">
            <text:p>2.03</text:p>
          </table:table-cell>
          <table:table-cell table:number-columns-repeated="248"/>
        </table:table-row>
        <table:table-row table:style-name="ro1">
          <table:table-cell office:value-type="string">
            <text:p>przychód po potr.ZUS</text:p>
          </table:table-cell>
          <table:table-cell/>
          <table:table-cell table:formula="oooc:=[.C15]-[.C16]-[.C17]-[.C18]" office:value-type="float" office:value="1097.41">
            <text:p>1,097.41</text:p>
          </table:table-cell>
          <table:table-cell table:number-columns-repeated="253"/>
        </table:table-row>
        <table:table-row table:style-name="ro1">
          <table:table-cell office:value-type="string">
            <text:p>wynagr. Chorob.</text:p>
          </table:table-cell>
          <table:table-cell/>
          <table:table-cell table:style-name="ce83" table:formula="oooc:=[.C12]" office:value-type="float" office:value="121.94">
            <text:p>121.94</text:p>
          </table:table-cell>
          <table:table-cell table:number-columns-repeated="253"/>
        </table:table-row>
        <table:table-row table:style-name="ro1">
          <table:table-cell office:value-type="string">
            <text:p>podstawa skł. KCH</text:p>
          </table:table-cell>
          <table:table-cell/>
          <table:table-cell table:formula="oooc:=[.C20]+[.C21]" office:value-type="float" office:value="1219.35">
            <text:p>1,219.35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office:value-type="string">
            <text:p>k.uzyskania</text:p>
          </table:table-cell>
          <table:table-cell office:value-type="float" office:value="102.25">
            <text:p>102.25</text:p>
          </table:table-cell>
          <table:table-cell table:style-name="ce83" table:formula="oooc:=[.B24]" office:value-type="float" office:value="102.25">
            <text:p>102.25</text:p>
          </table:table-cell>
          <table:table-cell table:number-columns-repeated="253"/>
        </table:table-row>
        <table:table-row table:style-name="ro1">
          <table:table-cell office:value-type="string">
            <text:p>dochód</text:p>
          </table:table-cell>
          <table:table-cell/>
          <table:table-cell table:formula="oooc:=[.C22]-[.C24]" office:value-type="float" office:value="1117.1">
            <text:p>1,117.10</text:p>
          </table:table-cell>
          <table:table-cell table:number-columns-repeated="253"/>
        </table:table-row>
        <table:table-row table:style-name="ro1">
          <table:table-cell office:value-type="string">
            <text:p>dochód po zaokr.</text:p>
          </table:table-cell>
          <table:table-cell/>
          <table:table-cell table:formula="oooc:=ROUND([.C25];0)" office:value-type="float" office:value="1117">
            <text:p>1,117.00</text:p>
          </table:table-cell>
          <table:table-cell table:number-columns-repeated="253"/>
        </table:table-row>
        <table:table-row table:style-name="ro1">
          <table:table-cell office:value-type="string">
            <text:p>podatek <text:s/>19%</text:p>
          </table:table-cell>
          <table:table-cell/>
          <table:table-cell table:style-name="ce83" table:formula="oooc:=[.C26]*19%-44.17" office:value-type="float" office:value="168.06">
            <text:p>168.06</text:p>
          </table:table-cell>
          <table:table-cell table:number-columns-repeated="253"/>
        </table:table-row>
        <table:table-row table:style-name="ro1">
          <table:table-cell/>
          <table:table-cell table:style-name="ce77" office:value-type="percentage" office:value="0.0775">
            <text:p>7.75%</text:p>
          </table:table-cell>
          <table:table-cell table:style-name="ce83" table:formula="oooc:=ROUND([.C22]*[.B28];2)" office:value-type="float" office:value="94.5">
            <text:p>94.5</text:p>
          </table:table-cell>
          <table:table-cell table:number-columns-repeated="253"/>
        </table:table-row>
        <table:table-row table:style-name="ro1">
          <table:table-cell/>
          <table:table-cell table:style-name="ce77" office:value-type="percentage" office:value="0.085">
            <text:p>8.50%</text:p>
          </table:table-cell>
          <table:table-cell table:style-name="ce83" table:formula="oooc:=ROUND([.C22]*[.B29];2)" office:value-type="float" office:value="103.64">
            <text:p>103.64</text:p>
          </table:table-cell>
          <table:table-cell table:number-columns-repeated="253"/>
        </table:table-row>
        <table:table-row table:style-name="ro1">
          <table:table-cell/>
          <table:table-cell table:style-name="ce77" office:value-type="percentage" office:value="0.0075">
            <text:p>0.75%</text:p>
          </table:table-cell>
          <table:table-cell table:style-name="ce83" table:formula="oooc:=[.C29]-[.C28]" office:value-type="float" office:value="9.14">
            <text:p>9.14</text:p>
          </table:table-cell>
          <table:table-cell table:number-columns-repeated="253"/>
        </table:table-row>
        <table:table-row table:style-name="ro1">
          <table:table-cell office:value-type="string">
            <text:p>zaliczka na podatek</text:p>
          </table:table-cell>
          <table:table-cell/>
          <table:table-cell table:style-name="ce83" table:formula="oooc:=[.C27]-[.C28]" office:value-type="float" office:value="73.56">
            <text:p>73.56</text:p>
          </table:table-cell>
          <table:table-cell table:number-columns-repeated="253"/>
        </table:table-row>
        <table:table-row table:style-name="ro1">
          <table:table-cell office:value-type="string">
            <text:p>zaliczka po zaokr.</text:p>
          </table:table-cell>
          <table:table-cell/>
          <table:table-cell table:style-name="ce83" table:formula="oooc:=ROUND([.C31];1)" office:value-type="float" office:value="73.6">
            <text:p>73.6</text:p>
          </table:table-cell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office:value-type="string">
            <text:p>do wypłaty</text:p>
          </table:table-cell>
          <table:table-cell/>
          <table:table-cell table:formula="oooc:=[.C6]+[.C12]-[.C29]-[.C32]-[.C16]-[.C17]-[.C18]" office:value-type="float" office:value="1042.11">
            <text:p>1,042.11</text:p>
          </table:table-cell>
          <table:table-cell table:number-columns-repeated="253"/>
        </table:table-row>
      </table:table>
      <table:table table:name="Arkusz1" table:style-name="ta3" table:print="false">
        <table:table-column table:style-name="co10" table:default-cell-style-name="Default"/>
        <table:table-column table:style-name="co1" table:default-cell-style-name="Default"/>
        <table:table-column table:style-name="co1" table:default-cell-style-name="ce80"/>
        <table:table-column table:style-name="co1" table:number-columns-repeated="253" table:default-cell-style-name="Default"/>
        <table:table-row table:style-name="ro1">
          <table:table-cell table:number-columns-repeated="2"/>
          <table:table-cell table:style-name="ce85" office:value-type="date" office:date-value="2005-07-01">
            <text:p>07 05</text:p>
          </table:table-cell>
          <table:table-cell table:number-columns-repeated="253"/>
        </table:table-row>
        <table:table-row table:style-name="ro1">
          <table:table-cell office:value-type="string">
            <text:p>2100/21</text:p>
          </table:table-cell>
          <table:table-cell table:style-name="ce83" table:formula="oooc:=2100/21" office:value-type="float" office:value="100">
            <text:p>100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11.04-30-04-urlop</text:p>
          </table:table-cell>
          <table:table-cell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pracodawca</text:p>
          </table:table-cell>
          <table:table-cell table:number-columns-repeated="251"/>
        </table:table-row>
        <table:table-row table:style-name="ro1">
          <table:table-cell office:value-type="string">
            <text:p>brutto</text:p>
          </table:table-cell>
          <table:table-cell/>
          <table:table-cell table:style-name="ce81" office:value-type="float" office:value="1227.27">
            <text:p>1227.27</text:p>
          </table:table-cell>
          <table:table-cell/>
          <table:table-cell table:style-name="ce83" table:formula="oooc:=[.C4]" office:value-type="float" office:value="1227.27">
            <text:p>1227.27</text:p>
          </table:table-cell>
          <table:table-cell table:number-columns-repeated="251"/>
        </table:table-row>
        <table:table-row table:style-name="ro1">
          <table:table-cell office:value-type="string">
            <text:p>emerytalne</text:p>
          </table:table-cell>
          <table:table-cell table:style-name="ce77" office:value-type="percentage" office:value="0.0976">
            <text:p>9.76%</text:p>
          </table:table-cell>
          <table:table-cell table:formula="oooc:=[.C4]*[.B5]" office:value-type="float" office:value="119.781552">
            <text:p>119.78</text:p>
          </table:table-cell>
          <table:table-cell table:style-name="ce77" office:value-type="percentage" office:value="0.0976">
            <text:p>9.76%</text:p>
          </table:table-cell>
          <table:table-cell table:style-name="ce83" table:formula="oooc:=[.E4]*[.D5]" office:value-type="float" office:value="119.781552">
            <text:p>119.78</text:p>
          </table:table-cell>
          <table:table-cell table:number-columns-repeated="251"/>
        </table:table-row>
        <table:table-row table:style-name="ro1">
          <table:table-cell office:value-type="string">
            <text:p>rentowe</text:p>
          </table:table-cell>
          <table:table-cell table:style-name="ce77" office:value-type="percentage" office:value="0.065">
            <text:p>6.50%</text:p>
          </table:table-cell>
          <table:table-cell table:formula="oooc:=[.C4]*[.B6]" office:value-type="float" office:value="79.77255">
            <text:p>79.77</text:p>
          </table:table-cell>
          <table:table-cell table:style-name="ce77" office:value-type="percentage" office:value="0.065">
            <text:p>6.50%</text:p>
          </table:table-cell>
          <table:table-cell table:style-name="ce83" table:formula="oooc:=[.E4]*[.D6]" office:value-type="float" office:value="79.77255">
            <text:p>79.77</text:p>
          </table:table-cell>
          <table:table-cell table:number-columns-repeated="251"/>
        </table:table-row>
        <table:table-row table:style-name="ro1">
          <table:table-cell office:value-type="string">
            <text:p>chorobowe</text:p>
          </table:table-cell>
          <table:table-cell table:style-name="ce77" office:value-type="percentage" office:value="0.0245">
            <text:p>2.45%</text:p>
          </table:table-cell>
          <table:table-cell table:formula="oooc:=[.C4]*[.B7]" office:value-type="float" office:value="30.068115">
            <text:p>30.07</text:p>
          </table:table-cell>
          <table:table-cell table:style-name="ce77" office:value-type="percentage" office:value="0.0162">
            <text:p>1.62%</text:p>
          </table:table-cell>
          <table:table-cell table:style-name="ce83" table:formula="oooc:=[.E4]*[.D7]" office:value-type="float" office:value="19.881774">
            <text:p>19.88</text:p>
          </table:table-cell>
          <table:table-cell table:number-columns-repeated="251"/>
        </table:table-row>
        <table:table-row table:style-name="ro1">
          <table:table-cell office:value-type="string">
            <text:p>zus razem</text:p>
          </table:table-cell>
          <table:table-cell table:style-name="ce77"/>
          <table:table-cell table:style-name="ce82" table:formula="oooc:=SUM([.C5:.C7])" office:value-type="float" office:value="229.622217">
            <text:p>229.62</text:p>
          </table:table-cell>
          <table:table-cell table:style-name="ce77" office:value-type="percentage" office:value="0.0245">
            <text:p>2.45%</text:p>
          </table:table-cell>
          <table:table-cell table:style-name="ce83" table:formula="oooc:=[.E4]*[.D8]" office:value-type="float" office:value="30.068115">
            <text:p>30.07</text:p>
          </table:table-cell>
          <table:table-cell table:number-columns-repeated="251"/>
        </table:table-row>
        <table:table-row table:style-name="ro1">
          <table:table-cell office:value-type="string">
            <text:p>podst.K.ch</text:p>
          </table:table-cell>
          <table:table-cell/>
          <table:table-cell table:formula="oooc:=[.C4]-[.C5]-[.C6]-[.C7]" office:value-type="float" office:value="997.647783">
            <text:p>997.65</text:p>
          </table:table-cell>
          <table:table-cell table:style-name="ce77" office:value-type="percentage" office:value="0.0015">
            <text:p>0.15%</text:p>
          </table:table-cell>
          <table:table-cell table:style-name="ce83" table:formula="oooc:=[.E4]*[.D9]" office:value-type="float" office:value="1.840905">
            <text:p>1.84</text:p>
          </table:table-cell>
          <table:table-cell table:number-columns-repeated="251"/>
        </table:table-row>
        <table:table-row table:style-name="ro1">
          <table:table-cell office:value-type="string">
            <text:p>przychód-składka</text:p>
          </table:table-cell>
          <table:table-cell/>
          <table:table-cell table:formula="oooc:=[.C4]-[.C8]" office:value-type="float" office:value="997.647783">
            <text:p>997.65</text:p>
          </table:table-cell>
          <table:table-cell/>
          <table:table-cell table:style-name="ce81" table:formula="oooc:=SUM([.E5:.E9])" office:value-type="float" office:value="251.344896">
            <text:p>251.34</text:p>
          </table:table-cell>
          <table:table-cell table:number-columns-repeated="251"/>
        </table:table-row>
        <table:table-row table:style-name="ro1">
          <table:table-cell office:value-type="string">
            <text:p>koszty</text:p>
          </table:table-cell>
          <table:table-cell table:number-columns-repeated="2" office:value-type="float" office:value="102.25">
            <text:p>102.25</text:p>
          </table:table-cell>
          <table:table-cell table:number-columns-repeated="253"/>
        </table:table-row>
        <table:table-row table:style-name="ro1">
          <table:table-cell office:value-type="string">
            <text:p>dochód</text:p>
          </table:table-cell>
          <table:table-cell/>
          <table:table-cell table:formula="oooc:=[.C10]-[.C11]" office:value-type="float" office:value="895.397783">
            <text:p>895.40</text:p>
          </table:table-cell>
          <table:table-cell table:number-columns-repeated="253"/>
        </table:table-row>
        <table:table-row table:style-name="ro1">
          <table:table-cell office:value-type="string">
            <text:p>dodatek do dochodu</text:p>
          </table:table-cell>
          <table:table-cell/>
          <table:table-cell office:value-type="float" office:value="0">
            <text:p>0.00</text:p>
          </table:table-cell>
          <table:table-cell table:number-columns-repeated="253"/>
        </table:table-row>
        <table:table-row table:style-name="ro1">
          <table:table-cell office:value-type="string">
            <text:p>dochód</text:p>
          </table:table-cell>
          <table:table-cell/>
          <table:table-cell table:formula="oooc:=[.C12]+[.C13]" office:value-type="float" office:value="895.397783">
            <text:p>895.40</text:p>
          </table:table-cell>
          <table:table-cell table:number-columns-repeated="253"/>
        </table:table-row>
        <table:table-row table:style-name="ro1">
          <table:table-cell office:value-type="string">
            <text:p>podst.opodatk</text:p>
          </table:table-cell>
          <table:table-cell/>
          <table:table-cell table:formula="oooc:=ROUND([.C14];0)" office:value-type="float" office:value="895">
            <text:p>895.00</text:p>
          </table:table-cell>
          <table:table-cell table:number-columns-repeated="253"/>
        </table:table-row>
        <table:table-row table:style-name="ro1">
          <table:table-cell office:value-type="string">
            <text:p>podatek</text:p>
          </table:table-cell>
          <table:table-cell office:value-type="float" office:value="44.17">
            <text:p>44.17</text:p>
          </table:table-cell>
          <table:table-cell table:style-name="ce83" table:formula="oooc:=[.C15]*19%-[.B16]" office:value-type="float" office:value="125.88">
            <text:p>125.88</text:p>
          </table:table-cell>
          <table:table-cell table:number-columns-repeated="253"/>
        </table:table-row>
        <table:table-row table:style-name="ro1">
          <table:table-cell office:value-type="string">
            <text:p>K.ch. 7,75%</text:p>
          </table:table-cell>
          <table:table-cell/>
          <table:table-cell table:style-name="ce83" table:formula="oooc:=ROUND(([.C9]*7.75%);2)" office:value-type="float" office:value="77.32">
            <text:p>77.32</text:p>
          </table:table-cell>
          <table:table-cell table:number-columns-repeated="253"/>
        </table:table-row>
        <table:table-row table:style-name="ro1">
          <table:table-cell office:value-type="string">
            <text:p>K.ch. 0,75%</text:p>
          </table:table-cell>
          <table:table-cell/>
          <table:table-cell table:formula="oooc:=[.C9]*0.75%" office:value-type="float" office:value="7.4823583725">
            <text:p>7.48</text:p>
          </table:table-cell>
          <table:table-cell table:number-columns-repeated="253"/>
        </table:table-row>
        <table:table-row table:style-name="ro1">
          <table:table-cell office:value-type="string">
            <text:p>zal.</text:p>
          </table:table-cell>
          <table:table-cell/>
          <table:table-cell table:style-name="ce83" table:formula="oooc:=ROUND(([.C16]-[.C17]);1)" office:value-type="float" office:value="48.6">
            <text:p>48.6</text:p>
          </table:table-cell>
          <table:table-cell table:number-columns-repeated="253"/>
        </table:table-row>
        <table:table-row table:style-name="ro1">
          <table:table-cell office:value-type="string">
            <text:p>do wypłaty</text:p>
          </table:table-cell>
          <table:table-cell/>
          <table:table-cell table:formula="oooc:=[.C4]-[.C8]-[.C17]-[.C19]-[.C18]+[.C13]" office:value-type="float" office:value="864.2454246275">
            <text:p>864.25</text:p>
          </table:table-cell>
          <table:table-cell table:number-columns-repeated="253"/>
        </table:table-row>
        <table:table-row table:style-name="ro1">
          <table:table-cell office:value-type="string">
            <text:p>potr.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3" table:style-name="ta4" table:print="false">
        <table:table-column table:style-name="co10" table:default-cell-style-name="Default"/>
        <table:table-column table:style-name="co1" table:default-cell-style-name="Default"/>
        <table:table-column table:style-name="co1" table:default-cell-style-name="ce80"/>
        <table:table-column table:style-name="co1" table:number-columns-repeated="253" table:default-cell-style-name="Default"/>
        <table:table-row table:style-name="ro1">
          <table:table-cell table:number-columns-repeated="2"/>
          <table:table-cell table:style-name="ce85" office:value-type="date" office:date-value="2005-07-01">
            <text:p>07 05</text:p>
          </table:table-cell>
          <table:table-cell table:number-columns-repeated="253"/>
        </table:table-row>
        <table:table-row table:style-name="ro1">
          <table:table-cell office:value-type="string">
            <text:p>2100/21</text:p>
          </table:table-cell>
          <table:table-cell table:style-name="ce83" table:formula="oooc:=2100/21" office:value-type="float" office:value="100">
            <text:p>100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11.04-30-04-urlop</text:p>
          </table:table-cell>
          <table:table-cell office:value-type="float" office:value="6">
            <text:p>6</text:p>
          </table:table-cell>
          <table:table-cell table:style-name="ce83" table:formula="oooc:=[.B3]*[.B2]" office:value-type="float" office:value="600">
            <text:p>600</text:p>
          </table:table-cell>
          <table:table-cell/>
          <table:table-cell office:value-type="string">
            <text:p>pracodawca</text:p>
          </table:table-cell>
          <table:table-cell table:number-columns-repeated="251"/>
        </table:table-row>
        <table:table-row table:style-name="ro1">
          <table:table-cell office:value-type="string">
            <text:p>brutto</text:p>
          </table:table-cell>
          <table:table-cell/>
          <table:table-cell table:style-name="ce81" office:value-type="float" office:value="2750">
            <text:p>2750</text:p>
          </table:table-cell>
          <table:table-cell/>
          <table:table-cell table:style-name="ce83" table:formula="oooc:=[.C4]" office:value-type="float" office:value="2750">
            <text:p>2750</text:p>
          </table:table-cell>
          <table:table-cell table:number-columns-repeated="251"/>
        </table:table-row>
        <table:table-row table:style-name="ro1">
          <table:table-cell office:value-type="string">
            <text:p>emerytalne</text:p>
          </table:table-cell>
          <table:table-cell table:style-name="ce77" office:value-type="percentage" office:value="0.0976">
            <text:p>9.76%</text:p>
          </table:table-cell>
          <table:table-cell table:formula="oooc:=[.C4]*[.B5]" office:value-type="float" office:value="268.4">
            <text:p>268.40</text:p>
          </table:table-cell>
          <table:table-cell table:style-name="ce77" office:value-type="percentage" office:value="0.0976">
            <text:p>9.76%</text:p>
          </table:table-cell>
          <table:table-cell table:style-name="ce83" table:formula="oooc:=[.E4]*[.D5]" office:value-type="float" office:value="268.4">
            <text:p>268.4</text:p>
          </table:table-cell>
          <table:table-cell table:number-columns-repeated="251"/>
        </table:table-row>
        <table:table-row table:style-name="ro1">
          <table:table-cell office:value-type="string">
            <text:p>rentowe</text:p>
          </table:table-cell>
          <table:table-cell table:style-name="ce77" office:value-type="percentage" office:value="0.065">
            <text:p>6.50%</text:p>
          </table:table-cell>
          <table:table-cell table:formula="oooc:=[.C4]*[.B6]" office:value-type="float" office:value="178.75">
            <text:p>178.75</text:p>
          </table:table-cell>
          <table:table-cell table:style-name="ce77" office:value-type="percentage" office:value="0.065">
            <text:p>6.50%</text:p>
          </table:table-cell>
          <table:table-cell table:style-name="ce83" table:formula="oooc:=[.E4]*[.D6]" office:value-type="float" office:value="178.75">
            <text:p>178.75</text:p>
          </table:table-cell>
          <table:table-cell table:number-columns-repeated="251"/>
        </table:table-row>
        <table:table-row table:style-name="ro1">
          <table:table-cell office:value-type="string">
            <text:p>chorobowe</text:p>
          </table:table-cell>
          <table:table-cell table:style-name="ce77" office:value-type="percentage" office:value="0.0245">
            <text:p>2.45%</text:p>
          </table:table-cell>
          <table:table-cell table:formula="oooc:=[.C4]*[.B7]" office:value-type="float" office:value="67.375">
            <text:p>67.38</text:p>
          </table:table-cell>
          <table:table-cell table:style-name="ce77" office:value-type="percentage" office:value="0.0162">
            <text:p>1.62%</text:p>
          </table:table-cell>
          <table:table-cell table:style-name="ce83" table:formula="oooc:=[.E4]*[.D7]" office:value-type="float" office:value="44.55">
            <text:p>44.55</text:p>
          </table:table-cell>
          <table:table-cell table:number-columns-repeated="251"/>
        </table:table-row>
        <table:table-row table:style-name="ro1">
          <table:table-cell office:value-type="string">
            <text:p>zus razem</text:p>
          </table:table-cell>
          <table:table-cell table:style-name="ce77"/>
          <table:table-cell table:style-name="ce82" table:formula="oooc:=SUM([.C5:.C7])" office:value-type="float" office:value="514.525">
            <text:p>514.53</text:p>
          </table:table-cell>
          <table:table-cell table:style-name="ce77" office:value-type="percentage" office:value="0.0245">
            <text:p>2.45%</text:p>
          </table:table-cell>
          <table:table-cell table:style-name="ce83" table:formula="oooc:=[.E4]*[.D8]" office:value-type="float" office:value="67.375">
            <text:p>67.38</text:p>
          </table:table-cell>
          <table:table-cell office:value-type="string">
            <text:p>Fundusz Pracy</text:p>
          </table:table-cell>
          <table:table-cell table:number-columns-repeated="250"/>
        </table:table-row>
        <table:table-row table:style-name="ro1">
          <table:table-cell office:value-type="string">
            <text:p>podst.K.ch</text:p>
          </table:table-cell>
          <table:table-cell/>
          <table:table-cell table:formula="oooc:=[.C4]-[.C5]-[.C6]-[.C7]" office:value-type="float" office:value="2235.475">
            <text:p>2,235.48</text:p>
          </table:table-cell>
          <table:table-cell table:style-name="ce77" office:value-type="percentage" office:value="0.0015">
            <text:p>0.15%</text:p>
          </table:table-cell>
          <table:table-cell table:style-name="ce83" table:formula="oooc:=[.E4]*[.D9]" office:value-type="float" office:value="4.125">
            <text:p>4.13</text:p>
          </table:table-cell>
          <table:table-cell office:value-type="string">
            <text:p>Fundusz Gwarantowanych Świadczeń Pracowniczych</text:p>
          </table:table-cell>
          <table:table-cell table:number-columns-repeated="250"/>
        </table:table-row>
        <table:table-row table:style-name="ro1">
          <table:table-cell office:value-type="string">
            <text:p>przychód-składka</text:p>
          </table:table-cell>
          <table:table-cell/>
          <table:table-cell table:formula="oooc:=[.C4]-[.C8]" office:value-type="float" office:value="2235.475">
            <text:p>2,235.48</text:p>
          </table:table-cell>
          <table:table-cell/>
          <table:table-cell table:style-name="ce81" table:formula="oooc:=SUM([.E5:.E9])" office:value-type="float" office:value="563.2">
            <text:p>563.2</text:p>
          </table:table-cell>
          <table:table-cell table:number-columns-repeated="251"/>
        </table:table-row>
        <table:table-row table:style-name="ro1">
          <table:table-cell office:value-type="string">
            <text:p>koszty</text:p>
          </table:table-cell>
          <table:table-cell office:value-type="float" office:value="127.82">
            <text:p>127.82</text:p>
          </table:table-cell>
          <table:table-cell office:value-type="float" office:value="102.25">
            <text:p>102.25</text:p>
          </table:table-cell>
          <table:table-cell table:number-columns-repeated="253"/>
        </table:table-row>
        <table:table-row table:style-name="ro1">
          <table:table-cell office:value-type="string">
            <text:p>dochód</text:p>
          </table:table-cell>
          <table:table-cell/>
          <table:table-cell table:formula="oooc:=[.C10]-[.C11]" office:value-type="float" office:value="2133.225">
            <text:p>2,133.23</text:p>
          </table:table-cell>
          <table:table-cell table:number-columns-repeated="253"/>
        </table:table-row>
        <table:table-row table:style-name="ro1">
          <table:table-cell office:value-type="string">
            <text:p>dodatek do dochodu</text:p>
          </table:table-cell>
          <table:table-cell/>
          <table:table-cell office:value-type="float" office:value="0">
            <text:p>0.00</text:p>
          </table:table-cell>
          <table:table-cell table:number-columns-repeated="253"/>
        </table:table-row>
        <table:table-row table:style-name="ro1">
          <table:table-cell office:value-type="string">
            <text:p>dochód</text:p>
          </table:table-cell>
          <table:table-cell/>
          <table:table-cell table:formula="oooc:=[.C12]+[.C13]" office:value-type="float" office:value="2133.225">
            <text:p>2,133.23</text:p>
          </table:table-cell>
          <table:table-cell table:number-columns-repeated="253"/>
        </table:table-row>
        <table:table-row table:style-name="ro1">
          <table:table-cell office:value-type="string">
            <text:p>podst.opodatk</text:p>
          </table:table-cell>
          <table:table-cell/>
          <table:table-cell table:formula="oooc:=ROUND([.C14];0)" office:value-type="float" office:value="2133">
            <text:p>2,133.00</text:p>
          </table:table-cell>
          <table:table-cell table:number-columns-repeated="253"/>
        </table:table-row>
        <table:table-row table:style-name="ro1">
          <table:table-cell office:value-type="string">
            <text:p>podatek</text:p>
          </table:table-cell>
          <table:table-cell office:value-type="float" office:value="0">
            <text:p>0</text:p>
          </table:table-cell>
          <table:table-cell table:style-name="ce83" table:formula="oooc:=[.C15]*19%-[.B16]" office:value-type="float" office:value="405.27">
            <text:p>405.27</text:p>
          </table:table-cell>
          <table:table-cell table:number-columns-repeated="253"/>
        </table:table-row>
        <table:table-row table:style-name="ro1">
          <table:table-cell office:value-type="string">
            <text:p>K.ch. 7,75%</text:p>
          </table:table-cell>
          <table:table-cell/>
          <table:table-cell table:style-name="ce83" table:formula="oooc:=ROUND(([.C9]*7.75%);2)" office:value-type="float" office:value="173.25">
            <text:p>173.25</text:p>
          </table:table-cell>
          <table:table-cell table:number-columns-repeated="253"/>
        </table:table-row>
        <table:table-row table:style-name="ro1">
          <table:table-cell office:value-type="string">
            <text:p>K.ch. 0,75%</text:p>
          </table:table-cell>
          <table:table-cell/>
          <table:table-cell table:formula="oooc:=[.C9]*0.75%" office:value-type="float" office:value="16.7660625">
            <text:p>16.77</text:p>
          </table:table-cell>
          <table:table-cell table:number-columns-repeated="253"/>
        </table:table-row>
        <table:table-row table:style-name="ro1">
          <table:table-cell office:value-type="string">
            <text:p>zal.</text:p>
          </table:table-cell>
          <table:table-cell/>
          <table:table-cell table:style-name="ce83" table:formula="oooc:=ROUND(([.C16]-[.C17]);1)" office:value-type="float" office:value="232">
            <text:p>232</text:p>
          </table:table-cell>
          <table:table-cell table:number-columns-repeated="253"/>
        </table:table-row>
        <table:table-row table:style-name="ro1">
          <table:table-cell office:value-type="string">
            <text:p>do wypłaty</text:p>
          </table:table-cell>
          <table:table-cell/>
          <table:table-cell table:formula="oooc:=[.C4]-[.C8]-[.C17]-[.C19]-[.C18]+[.C13]" office:value-type="float" office:value="1813.4589375">
            <text:p>1,813.46</text:p>
          </table:table-cell>
          <table:table-cell table:number-columns-repeated="253"/>
        </table:table-row>
        <table:table-row table:style-name="ro1">
          <table:table-cell office:value-type="string">
            <text:p>potr.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 CE1" svg:font-family="'Arial CE'"/>
    <style:font-face style:name="Arial CE" svg:font-family="'Arial CE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GB" style:font-name-asian="DejaVu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month number:style="long"/>
      <number:text> </number:text>
      <number:year/>
    </number:date-style>
    <number:number-style style:name="N115P0" style:volatile="true">
      <number:text> </number:text>
      <number:number number:decimal-places="2" number:min-integer-digits="1" number:grouping="true"/>
      <number:text> zł </number:text>
    </number:number-style>
    <number:number-style style:name="N115P1" style:volatile="true">
      <number:text>-</number:text>
      <number:number number:decimal-places="2" number:min-integer-digits="1" number:grouping="true"/>
      <number:text> zł </number:text>
    </number:number-style>
    <number:number-style style:name="N115P2" style:volatile="true">
      <number:text> -</number:text>
      <number:number number:decimal-places="0" number:min-integer-digits="0"/>
      <number:text> zł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     </number:text>
    </number:number-style>
    <number:number-style style:name="N116P1" style:volatile="true">
      <number:text>-</number:text>
      <number:number number:decimal-places="0" number:min-integer-digits="1" number:grouping="true"/>
      <number:text>      </number:text>
    </number:number-style>
    <number:number-style style:name="N116P2" style:volatile="true">
      <number:text> -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  </number:text>
    </number:number-style>
    <number:number-style style:name="N117P1" style:volatile="true">
      <number:text>-</number:text>
      <number:number number:decimal-places="2" number:min-integer-digits="1" number:grouping="true"/>
      <number:text>      </number:text>
    </number:number-style>
    <number:number-style style:name="N117P2" style:volatile="true">
      <number:text> -</number:text>
      <number:number number: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1">21/02/2007</text:date>, <text:time>12:0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_20_2005" style:display-name="PageStyle_10 2005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title</dc:title>
    <dc:description>comments</dc:description>
    <dc:subject>subject</dc:subject>
    <meta:initial-creator>Rakowscy</meta:initial-creator>
    <meta:creation-date>2004-11-25T20:29:37</meta:creation-date>
    <dc:creator>Rakowscy</dc:creator>
    <dc:date>2005-11-18T19:50:37</dc:date>
    <meta:print-date>2006-06-08T18:34:33</meta:print-date>
    <meta:keyword>keywords</meta:keyword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4" meta:cell-count="407"/>
  </office:meta>
</office:document-meta>
</file>